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3.0pt"/>
    </style:style>
    <style:style style:name="P2" style:family="paragraph" style:parent-style-name="Standard">
      <style:text-properties style:font-name="Helvetica" fo:font-size="16.0pt" fo:color="#de7e2b" fo:background-color="#ffffff"/>
    </style:style>
    <style:style style:name="T1" style:family="text">
      <style:text-properties fo:font-size="16.0pt" fo:font-size-asian="16.0pt" fo:font-size-complex="16.0pt" fo:letter-spacing="0.0000in" fo:color="#de7e2b"/>
    </style:style>
    <style:style style:name="T2" style:family="text">
      <style:text-properties fo:letter-spacing="0.0000in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Given</text:span><text:span text:style-name="T2"><text:s/>Jestem zalogowany do systemu XXX</text:span></text:p>
      <text:p text:style-name="P2"><text:span text:style-name="T3">And </text:span><text:span text:style-name="T2">Z nadaną rolą kierownik </text:span></text:p>
      <text:p text:style-name="P2"><text:span text:style-name="T2">When Kliknę przycisk pokaż zarobki zespołu</text:span></text:p>
      <text:p text:style-name="P2"><text:span text:style-name="T2">Then Wyświetli mi się suma zarobków wszystkich członków zespoł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